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e Sharp</meta:initial-creator>
    <meta:creation-date>2023-08-24T09:30:53.749000000</meta:creation-date>
    <dc:date>2023-08-24T09:32:03.225000000</dc:date>
    <dc:creator>Nicole Sharp</dc:creator>
    <meta:editing-duration>PT1M1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4.7.2$Windows_X86_64 LibreOffice_project/723314e595e8007d3cf785c16538505a1c878ca5</meta:generator>
  </office:meta>
</office:document-meta>
</file>